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Bitstream Vera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 with Two Networ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alternative/entryscale_kvm_ceph_two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alternative/entryscale_kvm_ceph_twonetwork.html" xlink:type="simple">https://docs.hpcloud.com/hos-5.x/#helion/architecture/alternative/entryscale_kvm_ceph_two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a Dedicated Lifecycle Manager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alternative/standalone_deploy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alternative/standalone_deployer.html" xlink:type="simple">https://docs.hpcloud.com/hos-5.x/#helion/architecture/alternative/standalone_deploy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esx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esx_kvm_vsa.html" xlink:type="simple">https://docs.hpcloud.com/hos-5.x/#helion/architecture/examples/entryscale_esx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ESX, KVM with VSA Model with Dedicated Cluster for Metering, Monitoring, and Logg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esx_kvm_vsa_mm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esx_kvm_vsa_mml.html" xlink:type="simple">https://docs.hpcloud.com/hos-5.x/#helion/architecture/examples/entryscale_esx_kvm_vsa_mm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Cloud with Ironic Flat Netwo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ironic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ironic.html" xlink:type="simple">https://docs.hpcloud.com/hos-5.x/#helion/architecture/examples/entryscale_ironic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Cloud with Ironic Multi-Tenanc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ironic_multi_tenanc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ironic_multi_tenancy.html" xlink:type="simple">https://docs.hpcloud.com/hos-5.x/#helion/architecture/examples/entryscale_ironic_multi_tenanc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kvm_ceph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ceph.html" xlink:type="simple">https://docs.hpcloud.com/hos-5.x/#helion/architecture/examples/entryscale_kvm_ceph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kvm_ceph_one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ceph_onenetwork.html" xlink:type="simple">https://docs.hpcloud.com/hos-5.x/#helion/architecture/examples/entryscale_kvm_ceph_one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VSA model with Dedicated Cluster for Metering, Monitoring, and Logg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kvm_dedicate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dedicated.html" xlink:type="simple">https://docs.hpcloud.com/hos-5.x/#helion/architecture/examples/entryscale_kvm_dedicate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kvm_vsa.html" xlink:type="simple">https://docs.hpcloud.com/hos-5.x/#helion/architecture/examples/entryscale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Swift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entryscale_swif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entryscale_swift.html" xlink:type="simple">https://docs.hpcloud.com/hos-5.x/#helion/architecture/examples/entryscale_swif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id-scale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examples/midscale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examples/midscale_kvm_vsa.html" xlink:type="simple">https://docs.hpcloud.com/hos-5.x/#helion/architecture/examples/midscale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cep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oncepts/concep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concepts.html" xlink:type="simple">https://docs.hpcloud.com/hos-5.x/#helion/architecture/input_model/concepts/concep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trol Planes and Reg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oncepts/controlplanes_region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controlplanes_regions.html" xlink:type="simple">https://docs.hpcloud.com/hos-5.x/#helion/architecture/input_model/concepts/controlplanes_region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k Model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oncepts/diskmode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diskmodel.html" xlink:type="simple">https://docs.hpcloud.com/hos-5.x/#helion/architecture/input_model/concepts/diskmode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eparation of Public, Admin, and Internal Endpoin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oncepts/endpoin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endpoints.html" xlink:type="simple">https://docs.hpcloud.com/hos-5.x/#helion/architecture/input_model/concepts/endpoin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erver Groups and Failure Zon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oncepts/servergroups_failurezone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oncepts/servergroups_failurezones.html" xlink:type="simple">https://docs.hpcloud.com/hos-5.x/#helion/architecture/input_model/concepts/servergroups_failurezone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TML Represent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cpinfofiles/html_represent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cpinfofiles/html_representation.html" xlink:type="simple">https://docs.hpcloud.com/hos-5.x/#helion/architecture/input_model/cpinfofiles/html_represent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etwork Route Valid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input_model/other_topics/networkroutevalid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input_model/other_topics/networkroutevalidation.html" xlink:type="simple">https://docs.hpcloud.com/hos-5.x/#helion/architecture/input_model/other_topics/networkroutevalid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hird-party Service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/third_party/third_party_service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architecture/third_party/third_party_service_integration.html" xlink:type="simple">https://docs.hpcloud.com/hos-5.x/#helion/architecture/third_party/third_party_service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ackup and Resto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ra/bura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bura/bura_overview.html" xlink:type="simple">https://docs.hpcloud.com/hos-5.x/#helion/bura/bura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ackup/Restore Via the Horizon UI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ura/freezer_ui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bura/freezer_ui.html" xlink:type="simple">https://docs.hpcloud.com/hos-5.x/#helion/bura/freezer_ui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ntry-scale KVM with Ceph Model with Two Network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eph_twonetworks_confi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ceph_twonetworks_config.html" xlink:type="simple">https://docs.hpcloud.com/hos-5.x/#helion/ceph_twonetworks_confi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SX ON-Boarding Service (EON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x/eon_servic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eon_service.html" xlink:type="simple">https://docs.hpcloud.com/hos-5.x/#helion/esx/eon_servic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ESX Host Commission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x/esx_host_commission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esx_host_commissioning.html" xlink:type="simple">https://docs.hpcloud.com/hos-5.x/#helion/esx/esx_host_commission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etworking for ESXi Hypervisor (OVSvApp)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x/network_esx_ovsvap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network_esx_ovsvapp.html" xlink:type="simple">https://docs.hpcloud.com/hos-5.x/#helion/esx/network_esx_ovsvap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 Cluster from the Compute Resource Poo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x/remove_existing_cluster_compute_resource_poo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remove_existing_cluster_compute_resource_pool.html" xlink:type="simple">https://docs.hpcloud.com/hos-5.x/#helion/esx/remove_existing_cluster_compute_resource_poo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n ESXi Host from a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sx/removing_esx_host_from_clust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esx/removing_esx_host_from_cluster.html" xlink:type="simple">https://docs.hpcloud.com/hos-5.x/#helion/esx/removing_esx_host_from_clust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omain Admin Activities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orizon/horizon_domainadmi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horizon/horizon_domainadmin.html" xlink:type="simple">https://docs.hpcloud.com/hos-5.x/#helion/horizon/horizon_domainadmi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eph Overvi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ceph/ceph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eph/ceph_overview.html" xlink:type="simple">https://docs.hpcloud.com/hos-5.x/#helion/installation/ceph/ceph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age of Ceph Stor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ceph/usage_ceph_storage_hel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eph/usage_ceph_storage_helion.html" xlink:type="simple">https://docs.hpcloud.com/hos-5.x/#helion/installation/ceph/usage_ceph_storage_hel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for VSA Block Storage Back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configure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configure_vsa.html" xlink:type="simple">https://docs.hpcloud.com/hos-5.x/#helion/installation/configure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eploy ESX Cloud with OVSvApp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esx/deploy_esx_clou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esx/deploy_esx_cloud.html" xlink:type="simple">https://docs.hpcloud.com/hos-5.x/#helion/installation/esx/deploy_esx_clou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roubleshooting the ESX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esx/esx_troubleshoot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esx/esx_troubleshooting.html" xlink:type="simple">https://docs.hpcloud.com/hos-5.x/#helion/installation/esx/esx_troubleshoot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 F5 BIG-IP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F5BIG_IP_verif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F5BIG_IP_verify.html" xlink:type="simple">https://docs.hpcloud.com/hos-5.x/#helion/installation/F5BIG_IP_verif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LM-Hypervisor instruction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nstall_vc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_vcp.html" xlink:type="simple">https://docs.hpcloud.com/hos-5.x/#helion/installation/install_vc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ing the Install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nstallation_verific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ation_verification.html" xlink:type="simple">https://docs.hpcloud.com/hos-5.x/#helion/installation/installation_verific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 for Helion Entry 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nstalling_esx_kvm_vs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ing_esx_kvm_vsa.html" xlink:type="simple">https://docs.hpcloud.com/hos-5.x/#helion/installation/installing_esx_kvm_vs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 for Helion Entry Scale ESX, KVM with VSA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nstalling_esx_kvm_vsa_with_noop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nstalling_esx_kvm_vsa_with_noop.html" xlink:type="simple">https://docs.hpcloud.com/hos-5.x/#helion/installation/installing_esx_kvm_vsa_with_noop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Flat Network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ronic/ironic_configu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configuration.html" xlink:type="simple">https://docs.hpcloud.com/hos-5.x/#helion/installation/ironic/ironic_configu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in Multiple Control Plan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ronic/ironic_multi_control_plan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multi_control_plane.html" xlink:type="simple">https://docs.hpcloud.com/hos-5.x/#helion/installation/ironic/ironic_multi_control_plan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visioning Baremetal Nodes with Flat Network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ronic/ironic_provisioning.dita</text:p>
          </table:table-cell>
          <table:table-cell table:number-columns-repeated="1023"/>
        </table:table-row>
        <table:table-row table:style-name="ro1" table:visibility="collapse">
          <table:table-cell table:style-name="ce1" office:value-type="string" calcext:value-type="string">
            <text:p>HTML File: <text:a xlink:href="https://docs.hpcloud.com/hos-5.x/#helion/installation/ironic/ironic_provisioning.html" xlink:type="simple">https://docs.hpcloud.com/hos-5.x/#helion/installation/ironic/ironic_provisioning.html</text:a></text:p>
          </table:table-cell>
          <table:table-cell table:number-columns-repeated="1023"/>
        </table:table-row>
        <table:table-row table:style-name="ro1" table:visibility="collapse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roubleshooting Ironic Install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ronic/ironic_troubleshoot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/ironic_troubleshooting.html" xlink:type="simple">https://docs.hpcloud.com/hos-5.x/#helion/installation/ironic/ironic_troubleshoot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ronic OneView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ironic_oneview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ironic_oneview_integration.html" xlink:type="simple">https://docs.hpcloud.com/hos-5.x/#helion/installation/ironic_oneview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gnum Architectur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magnum/magnum_architectur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magnum/magnum_architecture.html" xlink:type="simple">https://docs.hpcloud.com/hos-5.x/#helion/installation/magnum/magnum_architectur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oot from SAN and Multipath Configu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multipath_boot_from_sa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multipath_boot_from_san.html" xlink:type="simple">https://docs.hpcloud.com/hos-5.x/#helion/installation/multipath_boot_from_sa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 SolidFire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SolidFire/SolidFire_verify30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SolidFire/SolidFire_verify30.html" xlink:type="simple">https://docs.hpcloud.com/hos-5.x/#helion/installation/SolidFire/SolidFire_verify30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erifying Your Block Storage Backen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installation/verify_block_stor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installation/verify_block_storage.html" xlink:type="simple">https://docs.hpcloud.com/hos-5.x/#helion/installation/verify_block_stor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etering API Refere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tering/metering_api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metering/metering_apis.html" xlink:type="simple">https://docs.hpcloud.com/hos-5.x/#helion/metering/metering_api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Optimizing the Ceilometer Meter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etering/metering_bestpractic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metering/metering_bestpractice.html" xlink:type="simple">https://docs.hpcloud.com/hos-5.x/#helion/metering/metering_bestpractic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stalling the L2 Gateway Agent for the Network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tworking/l2gw5930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l2gw5930.html" xlink:type="simple">https://docs.hpcloud.com/hos-5.x/#helion/networking/l2gw5930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R-IOV and PCI Passthrough Suppo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tworking/pcipt_sriov_confi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pcipt_sriov_config.html" xlink:type="simple">https://docs.hpcloud.com/hos-5.x/#helion/networking/pcipt_sriov_confi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IPAM Drivers in the Network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etworking/using_ipam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networking/using_ipam.html" xlink:type="simple">https://docs.hpcloud.com/hos-5.x/#helion/networking/using_ipam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Volume Type for your Volum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blockstorage/creating_voltyp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creating_voltype.html" xlink:type="simple">https://docs.hpcloud.com/hos-5.x/#helion/operations/blockstorage/creating_voltyp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configuring Disk Model of Already Deployed V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blockstorage/vsa/reconfigure_vsa_verb_add_extra_dis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vsa/reconfigure_vsa_verb_add_extra_disk.html" xlink:type="simple">https://docs.hpcloud.com/hos-5.x/#helion/operations/blockstorage/vsa/reconfigure_vsa_verb_add_extra_dis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configuring the Disk Model of a Deployed VS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blockstorage/vsa/reconfigure_vsa_verb_add_remove_extra_dis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blockstorage/vsa/reconfigure_vsa_verb_add_remove_extra_disk.html" xlink:type="simple">https://docs.hpcloud.com/hos-5.x/#helion/operations/blockstorage/vsa/reconfigure_vsa_verb_add_remove_extra_dis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ccess Log Da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entral_log_access_dat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entral_log_access_data.html" xlink:type="simple">https://docs.hpcloud.com/hos-5.x/#helion/operations/central_log_access_dat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nderstanding the Centralized Logging Servi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entral_log_understand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entral_log_understanding.html" xlink:type="simple">https://docs.hpcloud.com/hos-5.x/#helion/operations/central_log_understand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loud Admin Actions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loudadmin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loudadmin_dashboard.html" xlink:type="simple">https://docs.hpcloud.com/hos-5.x/#helion/operations/cloudadmin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Flavor Metadata to Specify CPU Model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ompute/using_flavor_metadata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mpute/using_flavor_metadata.html" xlink:type="simple">https://docs.hpcloud.com/hos-5.x/#helion/operations/compute/using_flavor_metadata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Keystone Identity Performance Benchmark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onfiguring/identity/identity_benchma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identity_benchmark.html" xlink:type="simple">https://docs.hpcloud.com/hos-5.x/#helion/operations/configuring/identity/identity_benchma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Keystone-to-Keystone Fede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onfiguring/identity/keystone_fede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keystone_federation.html" xlink:type="simple">https://docs.hpcloud.com/hos-5.x/#helion/operations/configuring/identity/keystone_fede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dentity Service Token Validation Examp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onfiguring/identity/keystone_token_valid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keystone_token_validation.html" xlink:type="simple">https://docs.hpcloud.com/hos-5.x/#helion/operations/configuring/identity/keystone_token_valid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Web Single Sign-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configuring/identity/websso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configuring/identity/websso.html" xlink:type="simple">https://docs.hpcloud.com/hos-5.x/#helion/operations/configuring/identity/websso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Nagios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integrating_nagio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integrating_nagios.html" xlink:type="simple">https://docs.hpcloud.com/hos-5.x/#helion/operations/integrating_nagio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Splunk Integration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integrating_splun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integrating_splunk.html" xlink:type="simple">https://docs.hpcloud.com/hos-5.x/#helion/operations/integrating_splun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starting Controller Nodes After a Reboo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intenance/controller/restart_controll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controller/restart_controller.html" xlink:type="simple">https://docs.hpcloud.com/hos-5.x/#helion/operations/maintenance/controller/restart_controll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Live Migration of Instanc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intenance/live_mi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live_migration.html" xlink:type="simple">https://docs.hpcloud.com/hos-5.x/#helion/operations/maintenance/live_mi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dding a VSA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intenance/vsa/add_vsa_nod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vsa/add_vsa_node.html" xlink:type="simple">https://docs.hpcloud.com/hos-5.x/#helion/operations/maintenance/vsa/add_vsa_nod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ing a VSA Nod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intenance/vsa/remove_vsa_nod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intenance/vsa/remove_vsa_node.html" xlink:type="simple">https://docs.hpcloud.com/hos-5.x/#helion/operations/maintenance/vsa/remove_vsa_nod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Project Quota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naging/managing_quota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naging/managing_quotas.html" xlink:type="simple">https://docs.hpcloud.com/hos-5.x/#helion/operations/managing/managing_quota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Notification Methods for Alar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anaging_notificationmethod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anaging_notificationmethods.html" xlink:type="simple">https://docs.hpcloud.com/hos-5.x/#helion/operations/managing_notificationmethod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the Monitoring Email Notification Setting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onitoring/config_mon_notemail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onfig_mon_notemail.html" xlink:type="simple">https://docs.hpcloud.com/hos-5.x/#helion/operations/monitoring/config_mon_notemail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rchitecture for Monasca Transform and Spa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onitoring/crt_arch_transform_spa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rt_arch_transform_spark.html" xlink:type="simple">https://docs.hpcloud.com/hos-5.x/#helion/operations/monitoring/crt_arch_transform_spa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eploymen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onitoring/crt_deploymen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crt_deployment.html" xlink:type="simple">https://docs.hpcloud.com/hos-5.x/#helion/operations/monitoring/crt_deploymen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onitoring Service Overview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monitoring/monitoring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monitoring/monitoring_overview.html" xlink:type="simple">https://docs.hpcloud.com/hos-5.x/#helion/operations/monitoring/monitoring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_dashboard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_dashboard_overview.html" xlink:type="simple">https://docs.hpcloud.com/hos-5.x/#helion/operations/ops_dashboard_overview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isualizing Data in Char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chart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charts.html" xlink:type="simple">https://docs.hpcloud.com/hos-5.x/#helion/operations/opsconsole/chart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arms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en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en/opsconsole_dashboard.html" xlink:type="simple">https://docs.hpcloud.com/hos-5.x/#helion/operations/opsconsole/en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Getting Help with the Operations Consol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help_opsconsol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help_opsconsole.html" xlink:type="simple">https://docs.hpcloud.com/hos-5.x/#helion/operations/opsconsole/help_opsconsol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ã‚¢ãƒ©ãƒ¼ãƒ ãƒ€ãƒƒã‚·ãƒ¥ãƒœãƒ¼ãƒ‰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ja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ja/opsconsole_dashboard.html" xlink:type="simple">https://docs.hpcloud.com/hos-5.x/#helion/operations/opsconsole/ja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Compute Host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manage_compute_instance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manage_compute_instances.html" xlink:type="simple">https://docs.hpcloud.com/hos-5.x/#helion/operations/opsconsole/manage_compute_instance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Time Series Graph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metric_monitoring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metric_monitoring.html" xlink:type="simple">https://docs.hpcloud.com/hos-5.x/#helion/operations/opsconsole/metric_monitoring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Managing SWIFT Performanc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OpsConsole_manage_swif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OpsConsole_manage_swift.html" xlink:type="simple">https://docs.hpcloud.com/hos-5.x/#helion/operations/opsconsole/OpsConsole_manage_swif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è­¦æŠ¥æŽ§åˆ¶é¢æ¿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opsconsole/zh/opsconsole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opsconsole/zh/opsconsole_dashboard.html" xlink:type="simple">https://docs.hpcloud.com/hos-5.x/#helion/operations/opsconsole/zh/opsconsole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lock Storage Troubleshooting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troubleshooting/ts_blockstor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roubleshooting/ts_blockstorage.html" xlink:type="simple">https://docs.hpcloud.com/hos-5.x/#helion/operations/troubleshooting/ts_blockstor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egrating Your Logs with Splun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tutorials/integrating_logstash_splun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utorials/integrating_logstash_splunk.html" xlink:type="simple">https://docs.hpcloud.com/hos-5.x/#helion/operations/tutorials/integrating_logstash_splun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Integrating with an LDAP Syste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operations/tutorials/keystone_ldap_integration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operations/tutorials/keystone_ldap_integration.html" xlink:type="simple">https://docs.hpcloud.com/hos-5.x/#helion/operations/tutorials/keystone_ldap_integration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High Availability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nning/high_availability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high_availability.html" xlink:type="simple">https://docs.hpcloud.com/hos-5.x/#helion/planning/high_availability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isk Calculat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nning/hw_support_diskcalc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hw_support_diskcalc.html" xlink:type="simple">https://docs.hpcloud.com/hos-5.x/#helion/planning/hw_support_diskcalc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Bringing up a Cloud with DCN ml2 Mechanism Driv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planning/test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planning/test.html" xlink:type="simple">https://docs.hpcloud.com/hos-5.x/#helion/planning/test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nfiguring Keystone and Horizon to use X509 Client Certificate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ecurity/horizon_ssl_auth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https://docs.hpcloud.com/hos-5.x/index.html#helion/security/horizon_ssl_auth.html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pdating Disk Model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grade/update_disk_models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pgrade/update_disk_models.html" xlink:type="simple">https://docs.hpcloud.com/hos-5.x/#helion/upgrade/update_disk_models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pgrading CMC and VSA t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pgrade/upgrade_401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pgrade/upgrade_401.html" xlink:type="simple">https://docs.hpcloud.com/hos-5.x/#helion/upgrade/upgrade_401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Magnum Cluste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container_service/create_magnum_cluste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ontainer_service/create_magnum_cluster.html" xlink:type="simple">https://docs.hpcloud.com/hos-5.x/#helion/userguide/container_service/create_magnum_cluste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Magnum Cluster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container_service/create_magnum_cluster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ontainer_service/create_magnum_cluster_dashboard.html" xlink:type="simple">https://docs.hpcloud.com/hos-5.x/#helion/userguide/container_service/create_magnum_cluster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nd Uploading a Glance Imag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create_image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image.html" xlink:type="simple">https://docs.hpcloud.com/hos-5.x/#helion/userguide/create_image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Key Pai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create_keypair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keypair.html" xlink:type="simple">https://docs.hpcloud.com/hos-5.x/#helion/userguide/create_keypair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Private Networ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create_network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create_network.html" xlink:type="simple">https://docs.hpcloud.com/hos-5.x/#helion/userguide/create_network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reating a Load Balancer with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lbaas_dashboard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lbaas_dashboard.html" xlink:type="simple">https://docs.hpcloud.com/hos-5.x/#helion/userguide/lbaas_dashboard.html</text:a>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Using the Dashboard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userguide/user_dashboard_overview.dit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TML File: <text:a xlink:href="https://docs.hpcloud.com/hos-5.x/#helion/userguide/user_dashboard_overview.html" xlink:type="simple">https://docs.hpcloud.com/hos-5.x/#helion/userguide/user_dashboard_overview.html</text:a></text:p>
          </table:table-cell>
          <table:table-cell table:number-columns-repeated="1023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HTML_all" table:base-cell-address="$Sheet1.$A$1" table:cell-range-address=".$A$1:.$A$406"/>
        <table:named-expression table:name="HTML_tables" table:base-cell-address="$Sheet1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 style:data-style-name="N2" text:time-value="05:45:32.57635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2T06:14:24.045577262</dc:date>
    <meta:editing-duration>PT4H10M41S</meta:editing-duration>
    <meta:editing-cycles>8</meta:editing-cycles>
    <meta:generator>LibreOffice/5.4.2.2.0$Linux_X86_64 LibreOffice_project/40m0$Build-2</meta:generator>
    <meta:document-statistic meta:table-count="1" meta:cell-count="303" meta:object-count="0"/>
  </office:meta>
</office:document-meta>
</file>